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9cm" fo:margin-left="0cm" table:align="left"/>
    </style:style>
    <style:style style:name="Таблица2.A" style:family="table-column">
      <style:table-column-properties style:column-width="2.134cm"/>
    </style:style>
    <style:style style:name="Таблица2.B" style:family="table-column">
      <style:table-column-properties style:column-width="7.177cm"/>
    </style:style>
    <style:style style:name="Таблица2.1" style:family="table-row">
      <style:table-row-properties style:min-row-height="0.85cm" style:use-optimal-row-height="false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C1" style:family="table-cell">
      <style:table-cell-properties fo:padding="0.097cm" fo:border-left="0.25pt solid #000000" fo:border-right="0.5pt solid #000000" fo:border-top="0.25pt solid #000000" fo:border-bottom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">
      <style:text-properties style:language-asian="ru" style:country-asian="RU" style:language-complex="ar" style:country-complex="SA"/>
    </style:style>
    <style:style style:name="P7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1.247cm" fo:margin-right="0cm" fo:text-align="center" style:justify-single-word="false" fo:text-indent="0.004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font-size-complex="14pt"/>
    </style:style>
    <style:style style:name="P12" style:family="paragraph" style:parent-style-name="Standard">
      <style:text-properties style:font-size-complex="14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Обычный_20__28_Интернет_29_">
      <loext:graphic-properties draw:fill="solid" draw:fill-color="#ffffff" draw:opacity="100%"/>
      <style:paragraph-properties fo:margin-left="2.521cm" fo:margin-right="0cm" fo:margin-top="0cm" fo:margin-bottom="0.212cm" style:contextual-spacing="false" fo:line-height="150%" fo:text-indent="0cm" style:auto-text-indent="false" fo:background-color="#ffffff">
        <style:tab-stops/>
      </style:paragraph-properties>
      <style:text-properties fo:color="#000000" loext:opacity="100%" fo:font-size="14pt" style:font-size-asian="14pt" style:font-size-complex="14pt"/>
    </style:style>
    <style:style style:name="P17" style:family="paragraph" style:parent-style-name="Text_20_body_20__28_user_29_">
      <style:text-properties fo:color="#000000" loext:opacity="100%"/>
    </style:style>
    <style:style style:name="P18" style:family="paragraph" style:parent-style-name="Standard_20__28_user_29_">
      <style:paragraph-properties fo:margin-left="2.521cm" fo:margin-right="0cm" fo:text-indent="0cm" style:auto-text-indent="false">
        <style:tab-stops/>
      </style:paragraph-properties>
      <style:text-properties fo:color="#000000" loext:opacity="100%" style:language-asian="ru" style:country-asian="RU" style:font-size-complex="14pt" style:language-complex="ar" style:country-complex="SA"/>
    </style:style>
    <style:style style:name="P19" style:family="paragraph" style:parent-style-name="Text_20_body">
      <style:paragraph-properties fo:margin-left="2.521cm" fo:margin-right="0cm" fo:text-indent="0cm" style:auto-text-indent="false">
        <style:tab-stops/>
      </style:paragraph-properties>
    </style:style>
    <style:style style:name="P20" style:family="paragraph" style:parent-style-name="Table">
      <style:paragraph-properties fo:keep-with-next="always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language="en" fo:country="US" style:font-size-asian="11pt" style:font-name-complex="Courier New" style:font-size-complex="11pt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text-properties style:language-asian="ru" style:country-asian="RU" style:font-size-complex="12pt" style:language-complex="ar" style:country-complex="SA"/>
    </style:style>
    <style:style style:name="P27" style:family="paragraph" style:parent-style-name="Table_20_Contents" style:list-style-name="L1">
      <style:text-properties style:font-size-complex="14pt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Обычный_20__28_Интернет_29_" style:list-style-name="L2">
      <loext:graphic-properties draw:fill="solid" draw:fill-color="#ffffff" draw:opacity="100%"/>
      <style:paragraph-properties fo:margin-top="0cm" fo:margin-bottom="0.212cm" style:contextual-spacing="false" fo:line-height="150%" fo:background-color="#ffffff"/>
      <style:text-properties fo:color="#000000" loext:opacity="100%" fo:font-size="14pt" style:font-size-asian="14pt" style:font-size-complex="14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color="#ff0000" loext:opacity="100%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loext:opacity="100%" style:font-size-complex="14pt"/>
    </style:style>
    <style:style style:name="T6" style:family="text">
      <style:text-properties fo:color="#000000" loext:opacity="100%" fo:background-color="#ffffff" loext:char-shading-value="0" style:font-size-complex="14pt"/>
    </style:style>
    <style:style style:name="T7" style:family="text">
      <style:text-properties fo:color="#000000" loext:opacity="100%" fo:language="en" fo:country="US" fo:background-color="#ffffff" loext:char-shading-value="0" style:font-size-complex="14pt"/>
    </style:style>
    <style:style style:name="T8" style:family="text">
      <style:text-properties fo:color="#000000" loext:opacity="100%" fo:language="en" fo:country="US" style:font-size-complex="14pt"/>
    </style:style>
    <style:style style:name="T9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000000" loext:opacity="100%" fo:language="en" fo:country="US" style:language-asian="ru" style:country-asian="RU" style:font-size-complex="14pt" style:language-complex="ar" style:country-complex="SA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15" style:family="text">
      <style:text-properties style:font-name="Courier New" fo:font-size="11pt" style:font-size-asian="11pt" style:font-name-complex="Courier New" style:font-size-complex="11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Название_20_книги"><text:span text:style-name="T1">отчет</text:span></text:span></text:p>
      <text:p text:style-name="P8"><text:span text:style-name="Основной_20_шрифт_20_абзаца"><text:span text:style-name="T2">по лабораторной работе</text:span></text:span><text:span text:style-name="Основной_20_шрифт_20_абзаца"><text:span text:style-name="T3"> </text:span></text:span><text:span text:style-name="Основной_20_шрифт_20_абзаца"><text:span text:style-name="T4">№1</text:span></text:span></text:p>
      <text:p text:style-name="P9"><text:span text:style-name="Основной_20_шрифт_20_абзаца"><text:span text:style-name="T2">по дисциплине </text:span></text:span><text:span text:style-name="Основной_20_шрифт_20_абзаца"><text:span text:style-name="T4">«Информатика»</text:span></text:span></text:p>
      <text:p text:style-name="P8"><text:span text:style-name="Название_20_книги"><text:span text:style-name="T9">Тема: </text:span></text:span><text:span text:style-name="Название_20_книги"><text:span text:style-name="T10">Основные управляющее конструкции языка </text:span></text:span><text:span text:style-name="Название_20_книги"><text:span text:style-name="T11">Python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ка гр. 3342</text:span>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4"><text:span text:style-name="Основной_20_шрифт_20_абзаца"><text:span text:style-name="T5">Епонишникова А.И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8"><text:span text:style-name="Основной_20_шрифт_20_абзаца"><text:span text:style-name="T5">Иванов Д.В</text:span></text:span></text:p>
          </table:table-cell>
        </table:table-row>
      </table:table>
      <text:p text:style-name="P5"/>
      <text:p text:style-name="P5"/>
      <text:p text:style-name="P5">Санкт-Петербург</text:p>
      <text:p text:style-name="P5">2023</text:p>
      <text:h text:style-name="P25" text:outline-level="2">Цель работы.</text:h>
      <text:p text:style-name="Text_20_body">На практике изучить основные управляющие конструкции языка <text:span text:style-name="Основной_20_шрифт_20_абзаца"><text:span text:style-name="T12">Python</text:span></text:span>.<text:line-break/>Рассмотреть математический модуль <text:span text:style-name="Основной_20_шрифт_20_абзаца"><text:span text:style-name="T12">NumPy </text:span></text:span>и методы линейной алгебры.</text:p>
      <text:p text:style-name="Text_20_body"/>
      <text:h text:style-name="Heading_20_2" text:outline-level="2">Задание.</text:h>
      <text:list xml:id="list1236694671" text:style-name="L2">
        <text:list-item>
          <text:p text:style-name="P28"><text:span text:style-name="Основной_20_шрифт_20_абзаца"><text:span text:style-name="T6">Дакибот приближается к перекрестку. Он знает 4 координаты, соответствующие координатам углов перекрестка (координаты образуют прямоугольник), и свои координаты. По правилам движения дакибот должен остановиться сразу, как только оказывается на перекрестке. Ваша задача -- помочь дакиботу понять, находится ли он на перекрестке (внутри прямоугольника).</text:span></text:span></text:p>
        </text:list-item>
        <text:list-item>
          <text:p text:style-name="P30">Несколько дакиботов прибыли на базу, но их корпуса оказались поврежденными. В логах ботов программисты нашли сведения про их траектории движения, которые задаются линейными уравнениями вида: ax+by+c=0. В логах хранятся коэффициенты этих уравнений a, b, c. </text:p>
        </text:list-item>
      </text:list>
      <text:p text:style-name="P16">Ваша задача -- вывести список номеров ботов (кортежи), которые столкнулись с друг другом (боты нумеруются с нуля, порядок следования коэффициентов уравнений соответствует порядку ботов). </text:p>
      <text:list xml:id="list204924877321718" text:continue-numbering="true" text:style-name="L2">
        <text:list-item>
          <text:p text:style-name="P28"><text:span text:style-name="Основной_20_шрифт_20_абзаца"><text:span text:style-name="T6">При перемещении по дакитауну дакибот должен регулярно отправлять на базу сведения, среди которых есть длина пройденного пути. Дакиботу известна последовательность своих координат (x, y), по которым он проехал. Ваша задача -- помочь дакиботу посчитать длину пути.</text:span></text:span></text:p>
        </text:list-item>
      </text:list>
      <text:p text:style-name="Text_20_body_20__28_user_29_"/>
      <text:p text:style-name="P6"/>
      <text:h text:style-name="Heading_20_2" text:outline-level="2">Выполнение работы.</text:h>
      <text:p text:style-name="P17">Для начала подключим библиотеку NumPy и присвоим ей для краткости имя np.</text:p>
      <text:list xml:id="list1307276691" text:style-name="L3">
        <text:list-item>
          <text:p text:style-name="P29"><text:soft-page-break/>Функция <text:span text:style-name="Основной_20_шрифт_20_абзаца"><text:span text:style-name="T12">check</text:span></text:span>_<text:span text:style-name="Основной_20_шрифт_20_абзаца"><text:span text:style-name="T12">crossroad</text:span></text:span>(<text:span text:style-name="Основной_20_шрифт_20_абзаца"><text:span text:style-name="T12">robot</text:span></text:span>, <text:span text:style-name="Основной_20_шрифт_20_абзаца"><text:span text:style-name="T12">point</text:span></text:span>1, <text:span text:style-name="Основной_20_шрифт_20_абзаца"><text:span text:style-name="T12">point</text:span></text:span>2, <text:span text:style-name="Основной_20_шрифт_20_абзаца"><text:span text:style-name="T12">point</text:span></text:span>3, <text:span text:style-name="Основной_20_шрифт_20_абзаца"><text:span text:style-name="T12">point</text:span></text:span>4):<text:line-break/>на вход функции подаются координаты дакибота (<text:span text:style-name="Основной_20_шрифт_20_абзаца"><text:span text:style-name="T12">robot</text:span></text:span>) и координаты точек(<text:span text:style-name="Основной_20_шрифт_20_абзаца"><text:span text:style-name="T12">point</text:span></text:span>1, <text:span text:style-name="Основной_20_шрифт_20_абзаца"><text:span text:style-name="T12">point</text:span></text:span>2, <text:span text:style-name="Основной_20_шрифт_20_абзаца"><text:span text:style-name="T12">point</text:span></text:span>3, <text:span text:style-name="Основной_20_шрифт_20_абзаца"><text:span text:style-name="T12">point</text:span></text:span>4). <text:s/>Они представляют собой кортеж из двух чисел (<text:span text:style-name="Основной_20_шрифт_20_абзаца"><text:span text:style-name="T12">x</text:span></text:span>,<text:span text:style-name="Основной_20_шрифт_20_абзаца"><text:span text:style-name="T12">y</text:span></text:span>). Сравниваем координату <text:span text:style-name="Основной_20_шрифт_20_абзаца"><text:span text:style-name="T13">x</text:span></text:span> дакибота с координатой <text:span text:style-name="Основной_20_шрифт_20_абзаца"><text:span text:style-name="T13">x</text:span></text:span> <text:span text:style-name="Основной_20_шрифт_20_абзаца"><text:span text:style-name="T12">point</text:span></text:span>1 и <text:span text:style-name="Основной_20_шрифт_20_абзаца"><text:span text:style-name="T12">point</text:span></text:span>3, так как тут минимальное и максимальное значение перекрестка по <text:span text:style-name="Основной_20_шрифт_20_абзаца"><text:span text:style-name="T13">x</text:span></text:span>. Далее аналогично сравниваем координату <text:span text:style-name="Основной_20_шрифт_20_абзаца"><text:span text:style-name="T13">y</text:span></text:span> дакибота с координатой <text:span text:style-name="Основной_20_шрифт_20_абзаца"><text:span text:style-name="T13">y</text:span></text:span> <text:span text:style-name="Основной_20_шрифт_20_абзаца"><text:span text:style-name="T12">point</text:span></text:span>1 и <text:span text:style-name="Основной_20_шрифт_20_абзаца"><text:span text:style-name="T12">point</text:span></text:span>3. </text:p>
        </text:list-item>
      </text:list>
      <text:p text:style-name="P19">Если дакибот располагается на перекрестке, то возвращаем <text:span text:style-name="Основной_20_шрифт_20_абзаца"><text:span text:style-name="T12">True</text:span></text:span>. Если нет, то <text:span text:style-name="Основной_20_шрифт_20_абзаца"><text:span text:style-name="T12">False.</text:span></text:span></text:p>
      <text:list xml:id="list204923055271997" text:continue-numbering="true" text:style-name="L3">
        <text:list-item>
          <text:p text:style-name="P29">Функция<text:span text:style-name="Основной_20_шрифт_20_абзаца"><text:span text:style-name="T12"> check_collision(coefficients): </text:span></text:span>на<text:span text:style-name="Основной_20_шрифт_20_абзаца"><text:span text:style-name="T12"> </text:span></text:span>вход<text:span text:style-name="Основной_20_шрифт_20_абзаца"><text:span text:style-name="T12"> </text:span></text:span>функции<text:span text:style-name="Основной_20_шрифт_20_абзаца"><text:span text:style-name="T12"> </text:span></text:span>подается<text:span text:style-name="Основной_20_шрифт_20_абзаца"><text:span text:style-name="T12"> </text:span></text:span>матрица<text:span text:style-name="Основной_20_шрифт_20_абзаца"><text:span text:style-name="T12"> ndarray Nx3 </text:span></text:span><text:span text:style-name="Основной_20_шрифт_20_абзаца"><text:span text:style-name="T6">коэффициентов</text:span></text:span><text:span text:style-name="Основной_20_шрифт_20_абзаца"><text:span text:style-name="T7"> </text:span></text:span><text:span text:style-name="Основной_20_шрифт_20_абзаца"><text:span text:style-name="T6">уравнений</text:span></text:span><text:span text:style-name="Основной_20_шрифт_20_абзаца"><text:span text:style-name="T7"> </text:span></text:span><text:span text:style-name="Основной_20_шрифт_20_абзаца"><text:span text:style-name="T6">траекторий</text:span></text:span><text:span text:style-name="Основной_20_шрифт_20_абзаца"><text:span text:style-name="T7"> coefficients. </text:span></text:span><text:span text:style-name="Основной_20_шрифт_20_абзаца"><text:span text:style-name="T6">В пустой список </text:span></text:span><text:span text:style-name="Основной_20_шрифт_20_абзаца"><text:span text:style-name="T7">answer</text:span></text:span><text:span text:style-name="Основной_20_шрифт_20_абзаца"><text:span text:style-name="T6"> добавляются номера дакиботов, которое столкнулись. Для проверки этого запускаем два вложенных цикла. В matrix_i добавляем первые два элемента, создаем коэффициенты для линейного уравнения ax+by+c=0. Аналогично для matrix_j. Создаем матрицу(</text:span></text:span><text:span text:style-name="Основной_20_шрифт_20_абзаца"><text:span text:style-name="T7">matrix</text:span></text:span><text:span text:style-name="Основной_20_шрифт_20_абзаца"><text:span text:style-name="T6">) при помощи </text:span></text:span><text:span text:style-name="Основной_20_шрифт_20_абзаца"><text:span text:style-name="T5">модуля NumPy np.vstack((coefficients[i][:2], coefficients[j][:2])). np.vstack() — это метод, который позволяет дописать матрицы последовательно друг к другу, как бы кладёт одну матрицу на другую и создаёт третью матрицу — результат сложения двух матриц друг на друга. Далее проверяем совпадает ли ранг матрицы(</text:span></text:span><text:span text:style-name="Основной_20_шрифт_20_абзаца"><text:span text:style-name="T8">matrix</text:span></text:span><text:span text:style-name="Основной_20_шрифт_20_абзаца"><text:span text:style-name="T5">) с количеством коэффициентов </text:span></text:span><text:span text:style-name="Основной_20_шрифт_20_абзаца"><text:span text:style-name="T6">matrix_i при помощи np.linalg.matrix_rank. Данный метод позволяет посчитать ранг квадратной матрицы, ранг – это количество линейно-независимых строк матрицы или столбцов квадратной матрицы. Если совпадает, то значит добавляем кортеж из номеров дакиботов, которые столкнулись, в </text:span></text:span><text:span text:style-name="Основной_20_шрифт_20_абзаца"><text:span text:style-name="T7">answer</text:span></text:span><text:span text:style-name="Основной_20_шрифт_20_абзаца"><text:span text:style-name="T6">. Функция возвращает </text:span></text:span><text:span text:style-name="Основной_20_шрифт_20_абзаца"><text:span text:style-name="T7">answer.</text:span></text:span></text:p>
        </text:list-item>
        <text:list-item>
          <text:p text:style-name="P29"><text:span text:style-name="Основной_20_шрифт_20_абзаца"><text:span text:style-name="T6">Функция </text:span></text:span><text:span text:style-name="Основной_20_шрифт_20_абзаца"><text:span text:style-name="T7">check</text:span></text:span><text:span text:style-name="Основной_20_шрифт_20_абзаца"><text:span text:style-name="T6">_</text:span></text:span><text:span text:style-name="Основной_20_шрифт_20_абзаца"><text:span text:style-name="T7">path</text:span></text:span><text:span text:style-name="Основной_20_шрифт_20_абзаца"><text:span text:style-name="T6">(</text:span></text:span><text:span text:style-name="Основной_20_шрифт_20_абзаца"><text:span text:style-name="T7">points</text:span></text:span><text:span text:style-name="Основной_20_шрифт_20_абзаца"><text:span text:style-name="T6">_</text:span></text:span><text:span text:style-name="Основной_20_шрифт_20_абзаца"><text:span text:style-name="T7">list</text:span></text:span><text:span text:style-name="Основной_20_шрифт_20_абзаца"><text:span text:style-name="T6">): на вход функция получает список двумерных точек </text:span></text:span><text:span text:style-name="Основной_20_шрифт_20_абзаца"><text:span text:style-name="T7">points</text:span></text:span><text:span text:style-name="Основной_20_шрифт_20_абзаца"><text:span text:style-name="T6">_</text:span></text:span><text:span text:style-name="Основной_20_шрифт_20_абзаца"><text:span text:style-name="T7">list</text:span></text:span><text:span text:style-name="Основной_20_шрифт_20_абзаца"><text:span text:style-name="T6">. В переменную </text:span></text:span><text:span text:style-name="Основной_20_шрифт_20_абзаца"><text:span text:style-name="T7">path</text:span></text:span><text:span text:style-name="Основной_20_шрифт_20_абзаца"><text:span text:style-name="T6"> будет добавляться путь, который прошел дакибот. Запускаем цикл, в переменной </text:span></text:span><text:span text:style-name="Основной_20_шрифт_20_абзаца"><text:span text:style-name="T7">vector</text:span></text:span><text:span text:style-name="Основной_20_шрифт_20_абзаца"><text:span text:style-name="T6">1 создаем матрицу из </text:span></text:span><text:span text:style-name="Основной_20_шрифт_20_абзаца"><text:span text:style-name="T7">points</text:span></text:span><text:span text:style-name="Основной_20_шрифт_20_абзаца"><text:span text:style-name="T6">_</text:span></text:span><text:span text:style-name="Основной_20_шрифт_20_абзаца"><text:span text:style-name="T7">list</text:span></text:span><text:span text:style-name="Основной_20_шрифт_20_абзаца"><text:span text:style-name="T6">[</text:span></text:span><text:span text:style-name="Основной_20_шрифт_20_абзаца"><text:span text:style-name="T7">i</text:span></text:span><text:span text:style-name="Основной_20_шрифт_20_абзаца"><text:span text:style-name="T6">], в переменной </text:span></text:span><text:span text:style-name="Основной_20_шрифт_20_абзаца"><text:span text:style-name="T7">vector</text:span></text:span><text:span text:style-name="Основной_20_шрифт_20_абзаца"><text:span text:style-name="T6">2 </text:span></text:span><text:soft-page-break/><text:span text:style-name="Основной_20_шрифт_20_абзаца"><text:span text:style-name="T6">создаем матрицу из </text:span></text:span><text:span text:style-name="Основной_20_шрифт_20_абзаца"><text:span text:style-name="T7">points</text:span></text:span><text:span text:style-name="Основной_20_шрифт_20_абзаца"><text:span text:style-name="T6">_</text:span></text:span><text:span text:style-name="Основной_20_шрифт_20_абзаца"><text:span text:style-name="T7">list</text:span></text:span><text:span text:style-name="Основной_20_шрифт_20_абзаца"><text:span text:style-name="T6">[</text:span></text:span><text:span text:style-name="Основной_20_шрифт_20_абзаца"><text:span text:style-name="T7">i</text:span></text:span><text:span text:style-name="Основной_20_шрифт_20_абзаца"><text:span text:style-name="T6">+1]. Далее при помощи метода np.linalg.norm считаем длину вектора, который прошел дакибот от </text:span></text:span><text:span text:style-name="Основной_20_шрифт_20_абзаца"><text:span text:style-name="T7">i</text:span></text:span><text:span text:style-name="Основной_20_шрифт_20_абзаца"><text:span text:style-name="T6"> точки до </text:span></text:span><text:span text:style-name="Основной_20_шрифт_20_абзаца"><text:span text:style-name="T7">i</text:span></text:span><text:span text:style-name="Основной_20_шрифт_20_абзаца"><text:span text:style-name="T6">+1 точки. Добавляем полученный вектор в </text:span></text:span><text:span text:style-name="Основной_20_шрифт_20_абзаца"><text:span text:style-name="T7">path</text:span></text:span><text:span text:style-name="Основной_20_шрифт_20_абзаца"><text:span text:style-name="T6">. <text:s/>Полученный путь вернем из функции, округлив при помощи </text:span></text:span><text:span text:style-name="Основной_20_шрифт_20_абзаца"><text:span text:style-name="T7">round</text:span></text:span><text:span text:style-name="Основной_20_шрифт_20_абзаца"><text:span text:style-name="T6">() до двух знаков после запятой. </text:span></text:span></text:p>
        </text:list-item>
      </text:list>
      <text:p text:style-name="P18">Разработанный программный код см. в приложении А.</text:p>
      <text:p text:style-name="P19"/>
      <text:h text:style-name="P26" text:outline-level="2">Тестирование.</text:h>
      <text:p text:style-name="Text_20_body">Результаты тестирования представлены в табл. 1.</text:p>
      <text:p text:style-name="P20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11">№ п/п</text:p>
          </table:table-cell>
          <table:table-cell table:style-name="Таблица2.A1" office:value-type="string">
            <text:p text:style-name="P15"><text:span text:style-name="Основной_20_шрифт_20_абзаца"><text:span text:style-name="T5">Номер функции и входные данные через пробел</text:span></text:span></text:p>
          </table:table-cell>
          <table:table-cell table:style-name="Таблица2.C1" office:value-type="string">
            <text:p text:style-name="P15"><text:span text:style-name="Основной_20_шрифт_20_абзаца"><text:span text:style-name="T5">Выходные данные</text:span></text:span></text:p>
          </table:table-cell>
        </table:table-row>
        <table:table-row table:style-name="Таблица2.1">
          <table:table-cell table:style-name="Таблица2.A2" office:value-type="string">
            <text:list xml:id="list2722604534" text:style-name="L1">
              <text:list-item>
                <text:p text:style-name="P27"/>
              </text:list-item>
            </text:list>
          </table:table-cell>
          <table:table-cell table:style-name="Таблица2.A2" office:value-type="string">
            <text:p text:style-name="P13">(9, 3) (14, 13) (26, 13) (26, 23) (14, 23)</text:p>
          </table:table-cell>
          <table:table-cell table:style-name="Таблица2.C1" office:value-type="string">
            <text:p text:style-name="P11">False</text:p>
          </table:table-cell>
        </table:table-row>
        <table:table-row table:style-name="Таблица2.1">
          <table:table-cell table:style-name="Таблица2.A2" office:value-type="string">
            <text:list xml:id="list204924737337072" text:continue-numbering="true" text:style-name="L1">
              <text:list-item>
                <text:p text:style-name="P27"/>
              </text:list-item>
            </text:list>
          </table:table-cell>
          <table:table-cell table:style-name="Таблица2.A2" office:value-type="string">
            <text:p text:style-name="P13">[[-1 -4 <text:s/>0]</text:p>
            <text:p text:style-name="P13">[-7 -5 <text:s/>5]</text:p>
            <text:p text:style-name="P13">[ 1 <text:s/>4 <text:s/>2]</text:p>
            <text:p text:style-name="P13">[-5 <text:s/>2 <text:s/>2]]</text:p>
          </table:table-cell>
          <table:table-cell table:style-name="Таблица2.C1" office:value-type="string">
            <text:p text:style-name="P11">[(0, 1), (0, 3), (1, 0), (1, 2), (1, 3), (2, 1), (2, 3), (3, 0), (3, 1), (3, 2)]</text:p>
          </table:table-cell>
        </table:table-row>
        <table:table-row table:style-name="Таблица2.1">
          <table:table-cell table:style-name="Таблица2.A2" office:value-type="string">
            <text:list xml:id="list204922851372415" text:continue-numbering="true" text:style-name="L1">
              <text:list-item>
                <text:p text:style-name="P27"/>
              </text:list-item>
            </text:list>
          </table:table-cell>
          <table:table-cell table:style-name="Таблица2.A2" office:value-type="string">
            <text:p text:style-name="P11">[(1.0, 2.0), (2.0, 3.0)]</text:p>
          </table:table-cell>
          <table:table-cell table:style-name="Таблица2.C1" office:value-type="string">
            <text:p text:style-name="P11">1.41</text:p>
          </table:table-cell>
        </table:table-row>
      </table:table>
      <text:p text:style-name="P6"/>
      <text:h text:style-name="Heading_20_2" text:outline-level="2">Выводы.</text:h>
      <text:p text:style-name="Standard">На практике научились работать с основными управляющими конструкциями языка <text:span text:style-name="Основной_20_шрифт_20_абзаца"><text:span text:style-name="T12">Python</text:span></text:span>. Был рассмотрен математический пакет <text:span text:style-name="Основной_20_шрифт_20_абзаца"><text:span text:style-name="T12">NumPy</text:span></text:span> и методы линейной алгебры, встроенные в него. Также была разработана программа, выполняющая поставленные подзадачи. </text:p>
      <text:p text:style-name="Text_20_body"/>
      <text:h text:style-name="P24" text:outline-level="1">Приложение А<text:line-break/>Исходный код программы</text:h>
      <text:p text:style-name="Standard">Название файла: <text:span text:style-name="Основной_20_шрифт_20_абзаца"><text:span text:style-name="T12">lab</text:span></text:span>_1_<text:span text:style-name="Основной_20_шрифт_20_абзаца"><text:span text:style-name="T12">cp</text:span></text:span>.<text:span text:style-name="Основной_20_шрифт_20_абзаца"><text:span text:style-name="T12">py</text:span></text:span></text:p>
      <text:p text:style-name="P21">import numpy as np</text:p>
      <text:p text:style-name="P21"/>
      <text:p text:style-name="P21"/>
      <text:p text:style-name="P21">def check_crossroad(robot, point1, point2, point3, point4):</text:p>
      <text:p text:style-name="P21"><text:s text:c="4"/>if point1[0] &lt;= robot[0] &lt;= point3[0] and point1[1] &lt;= robot[1] &lt;= point3[1]:</text:p>
      <text:p text:style-name="P21"><text:s text:c="8"/>return "True"</text:p>
      <text:p text:style-name="P21"><text:s text:c="4"/>else:</text:p>
      <text:p text:style-name="P21"><text:s text:c="8"/>return "False"</text:p>
      <text:p text:style-name="P21"/>
      <text:p text:style-name="P21"/>
      <text:p text:style-name="P21">def check_collision(coefficients):</text:p>
      <text:p text:style-name="P21"><text:s text:c="4"/>answer = []</text:p>
      <text:p text:style-name="P21"><text:s text:c="4"/>for i in range(len(coefficients)):</text:p>
      <text:p text:style-name="P21"><text:s text:c="8"/>for j in range(len(coefficients)):</text:p>
      <text:p text:style-name="P21"><text:s text:c="12"/>matrix_i = coefficients[i][:2]</text:p>
      <text:p text:style-name="P21"><text:s text:c="12"/>matrix_j = coefficients[j][:2]</text:p>
      <text:p text:style-name="P21"><text:s text:c="12"/>matrix = np.vstack((coefficients[i][:2], coefficients[j][:2]))</text:p>
      <text:p text:style-name="P21"><text:s text:c="12"/>if (np.linalg.matrix_rank(matrix) == len(matrix_i)):</text:p>
      <text:p text:style-name="P21"><text:s text:c="16"/>answer.append((i,j))</text:p>
      <text:p text:style-name="P21"><text:s text:c="4"/>return answer</text:p>
      <text:p text:style-name="P21"/>
      <text:p text:style-name="P21">def check_path(points_list):</text:p>
      <text:p text:style-name="P21"><text:s text:c="4"/>path = 0</text:p>
      <text:p text:style-name="P21"><text:s text:c="4"/>for i in range(len(points_list) - 1):</text:p>
      <text:p text:style-name="P21"><text:s text:c="8"/>vector1 = np.array(points_list[i])</text:p>
      <text:p text:style-name="P21"><text:s text:c="8"/>vector2 = np.array(points_list[i+1])</text:p>
      <text:p text:style-name="P21"><text:s text:c="8"/>path += np.linalg.norm(vector2 - vector1)</text:p>
      <text:p text:style-name="P22"><text:span text:style-name="Основной_20_шрифт_20_абзаца"><text:span text:style-name="T14"><text:s text:c="4"/></text:span></text:span><text:span text:style-name="Основной_20_шрифт_20_абзаца"><text:span text:style-name="T15">return round(path,2)</text:span></text:span></text:p>
      <text:p text:style-name="P22"><text:span text:style-name="Основной_20_шрифт_20_абзаца"><text:span text:style-name="T15"><text:s text:c="4"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style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Text_20_body_20__28_user_29_" style:display-name="Text body (user)" style:family="paragraph" style:parent-style-name="Обычный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5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User</meta:initial-creator>
    <dc:creator>User</dc:creator>
    <meta:creation-date>2023-10-09T17:42:00Z</meta:creation-date>
    <dc:date>2023-10-09T17:42:00Z</dc:date>
    <meta:editing-cycles>2</meta:editing-cycles>
    <meta:editing-duration>PT60S</meta:editing-duration>
    <meta:document-statistic meta:table-count="2" meta:image-count="0" meta:object-count="0" meta:page-count="5" meta:paragraph-count="76" meta:word-count="685" meta:character-count="5326" meta:non-whitespace-character-count="4557"/>
    <meta:template xlink:type="simple" xlink:actuate="onRequest" xlink:title="" xlink:href="../../Загрузки/Telegram%20Desktop/Eponishnikova_Anna_lb1.odt/Normal"/>
  </office:meta>
</office:document-meta>
</file>